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22.49mm"/>
    </style:style>
    <style:style style:name="co1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3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Graphique1" table:style-name="ta2">
        <table:shapes>
          <draw:frame draw:z-index="0" draw:name="Graphique 1" draw:style-name="gr1" svg:width="258.15mm" svg:height="168.76mm" svg:x="0mm" svg:y="0mm">
            <loext:p draw:notify-on-update-of-ranges="Feuille1.B3:Feuille1.F3 Feuille1.A4:Feuille1.A4 Feuille1.B4:Feuille1.F4 Feuille1.A5:Feuille1.A5 Feuille1.B5:Feuille1.F5 Feuille1.A6:Feuille1.A6 Feuille1.B6:Feuille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2" table:style-name="ta2">
        <table:shapes>
          <draw:frame draw:z-index="0" draw:name="Graphique 1" draw:style-name="gr1" svg:width="258.15mm" svg:height="168.76mm" svg:x="0mm" svg:y="0mm">
            <loext:p draw:notify-on-update-of-ranges="Feuille1.B10:Feuille1.F10 Feuille1.A11:Feuille1.A11 Feuille1.B11:Feuille1.F11 Feuille1.A12:Feuille1.A12 Feuille1.B12:Feuille1.F12 Feuille1.A13:Feuille1.A13 Feuille1.B13:Feuille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3" table:style-name="ta2">
        <table:shapes>
          <draw:frame draw:z-index="0" draw:name="Graphique 1" draw:style-name="gr1" svg:width="258.15mm" svg:height="168.76mm" svg:x="0mm" svg:y="0mm">
            <loext:p draw:notify-on-update-of-ranges="Feuille1.A18:Feuille1.A20 Feuille1.B17:Feuille1.B17 Feuille1.B18:Feuille1.B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4" table:style-name="ta4">
        <table:shapes>
          <draw:frame draw:z-index="0" draw:name="Graphique 1" draw:style-name="gr1" svg:width="258.15mm" svg:height="168.76mm" svg:x="0mm" svg:y="0mm">
            <loext:p draw:notify-on-update-of-ranges="Feuille1.A25:Feuille1.A27 Feuille1.B25:Feuille1.B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row table:style-name="ro2">
          <table:table-cell/>
        </table:table-row>
      </table:table>
      <table:table table:name="Graphique5" table:style-name="ta4">
        <table:shapes>
          <draw:frame draw:z-index="0" draw:name="Graphique 1" draw:style-name="gr1" svg:width="258.15mm" svg:height="168.76mm" svg:x="0mm" svg:y="0mm">
            <loext:p draw:notify-on-update-of-ranges="Feuille1.A32:Feuille1.A34 Feuille1.B32:Feuille1.B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row table:style-name="ro2">
          <table:table-cell/>
        </table:table-row>
      </table:table>
      <table:table table:name="Feuille1" table:style-name="ta3">
        <table:table-column table:style-name="co3" table:default-cell-style-name="ce1"/>
        <table:table-column table:style-name="co4" table:number-columns-repeated="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Pour 1000 machines, 20 instances, min = 2 et max = 5*10⁶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2" office:value-type="float" office:value="1.64792" calcext:value-type="float">
            <text:p>1,64792</text:p>
          </table:table-cell>
          <table:table-cell table:style-name="ce2" office:value-type="float" office:value="1.32035" calcext:value-type="float">
            <text:p>1,32035</text:p>
          </table:table-cell>
          <table:table-cell table:style-name="ce2" office:value-type="float" office:value="1.2144" calcext:value-type="float">
            <text:p>1,2144</text:p>
          </table:table-cell>
          <table:table-cell table:style-name="ce2" office:value-type="float" office:value="1.16037" calcext:value-type="float">
            <text:p>1,16037</text:p>
          </table:table-cell>
          <table:table-cell table:style-name="ce2" office:value-type="float" office:value="1.01279" calcext:value-type="float">
            <text:p>1,012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2" office:value-type="float" office:value="1.01323" calcext:value-type="float">
            <text:p>1,01323</text:p>
          </table:table-cell>
          <table:table-cell table:style-name="ce2" office:value-type="float" office:value="1.00548" calcext:value-type="float">
            <text:p>1,00548</text:p>
          </table:table-cell>
          <table:table-cell table:style-name="ce2" office:value-type="float" office:value="1.00328" calcext:value-type="float">
            <text:p>1,00328</text:p>
          </table:table-cell>
          <table:table-cell table:style-name="ce2" office:value-type="float" office:value="1.00151" calcext:value-type="float">
            <text:p>1,00151</text:p>
          </table:table-cell>
          <table:table-cell table:style-name="ce2" office:value-type="float" office:value="1.00003" calcext:value-type="float">
            <text:p>1,000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2" office:value-type="float" office:value="1.01394" calcext:value-type="float">
            <text:p>1,01394</text:p>
          </table:table-cell>
          <table:table-cell table:style-name="ce2" office:value-type="float" office:value="1.00586" calcext:value-type="float">
            <text:p>1,00586</text:p>
          </table:table-cell>
          <table:table-cell table:style-name="ce2" office:value-type="float" office:value="1.00309" calcext:value-type="float">
            <text:p>1,00309</text:p>
          </table:table-cell>
          <table:table-cell table:style-name="ce2" office:value-type="float" office:value="1.00201" calcext:value-type="float">
            <text:p>1,00201</text:p>
          </table:table-cell>
          <table:table-cell table:style-name="ce2" office:value-type="float" office:value="1.00004" calcext:value-type="float">
            <text:p>1,000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1000 machines, 20 instances, min = 2 et max = 5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2" office:value-type="float" office:value="1.6561" calcext:value-type="float">
            <text:p>1,6561</text:p>
          </table:table-cell>
          <table:table-cell table:style-name="ce2" office:value-type="float" office:value="1.31997" calcext:value-type="float">
            <text:p>1,31997</text:p>
          </table:table-cell>
          <table:table-cell table:style-name="ce2" office:value-type="float" office:value="1.21177" calcext:value-type="float">
            <text:p>1,21177</text:p>
          </table:table-cell>
          <table:table-cell table:style-name="ce2" office:value-type="float" office:value="1.16022" calcext:value-type="float">
            <text:p>1,16022</text:p>
          </table:table-cell>
          <table:table-cell table:style-name="ce2" office:value-type="float" office:value="1.12661" calcext:value-type="float">
            <text:p>1,126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2" office:value-type="float" office:value="1.01475" calcext:value-type="float">
            <text:p>1,01475</text:p>
          </table:table-cell>
          <table:table-cell table:style-name="ce2" office:value-type="float" office:value="1.006" calcext:value-type="float">
            <text:p>1,006</text:p>
          </table:table-cell>
          <table:table-cell table:style-name="ce2" office:value-type="float" office:value="1.00378" calcext:value-type="float">
            <text:p>1,00378</text:p>
          </table:table-cell>
          <table:table-cell table:style-name="ce2" office:value-type="float" office:value="1.00226" calcext:value-type="float">
            <text:p>1,00226</text:p>
          </table:table-cell>
          <table:table-cell table:style-name="ce2" office:value-type="float" office:value="1.00169" calcext:value-type="float">
            <text:p>1,00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2" office:value-type="float" office:value="1.01545" calcext:value-type="float">
            <text:p>1,01545</text:p>
          </table:table-cell>
          <table:table-cell table:style-name="ce2" office:value-type="float" office:value="1.00599" calcext:value-type="float">
            <text:p>1,00599</text:p>
          </table:table-cell>
          <table:table-cell table:style-name="ce2" office:value-type="float" office:value="1.00395" calcext:value-type="float">
            <text:p>1,00395</text:p>
          </table:table-cell>
          <table:table-cell table:style-name="ce2" office:value-type="float" office:value="1.00291" calcext:value-type="float">
            <text:p>1,00291</text:p>
          </table:table-cell>
          <table:table-cell table:style-name="ce2" office:value-type="float" office:value="1.00217" calcext:value-type="float">
            <text:p>1,002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1000 machines, 1500 taches, 20 instances, min = 2 et max = 5*10⁶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3" office:value-type="float" office:value="1.37603" calcext:value-type="float">
            <text:p>1,376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3" office:value-type="float" office:value="1.02087" calcext:value-type="float">
            <text:p>1,0208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1000 machines, 1500 taches, 20 instances, min = 2 et max = 5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3" office:value-type="float" office:value="1.37354" calcext:value-type="float">
            <text:p>1,373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3" office:value-type="float" office:value="1.021" calcext:value-type="float">
            <text:p>1,0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3 machines, 16 taches, 20 instances, min = 2 et max = 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3" office:value-type="float" office:value="1.08957" calcext:value-type="float">
            <text:p>1,0895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3" office:value-type="float" office:value="1.01743" calcext:value-type="float">
            <text:p>1,0174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3" office:value-type="float" office:value="1.12946" calcext:value-type="float">
            <text:p>1,12946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4:06:38.74987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Yaronn</meta:initial-creator>
    <meta:creation-date>2018-01-14T16:10:34Z</meta:creation-date>
    <dc:date>2018-01-15T14:07:10.570086285</dc:date>
    <meta:editing-cycles>3</meta:editing-cycles>
    <meta:editing-duration>PT17M24S</meta:editing-duration>
    <meta:document-statistic meta:table-count="6" meta:cell-count="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4.233cm" svg:y="0.202cm" chart:style-name="ch2">
          <text:p>Ratio d'approximation des algorithmes pour 1000 machines, min = 2,
 max = 5*10⁶ et sur 20 instances en fonction du nombre de tâches</text:p>
        </chart:title>
        <chart:legend chart:legend-position="bottom" svg:x="11.005cm" svg:y="16.121cm" style:legend-expansion="wide" chart:style-name="ch3"/>
        <chart:plot-area chart:style-name="ch4" table:cell-range-address="Feuille1.A3:Feuille1.F6" chart:data-source-has-labels="both" svg:x="0.818cm" svg:y="2.431cm" svg:width="24.155cm" svg:height="11.827cm">
          <chartooo:coordinate-region svg:x="1.448cm" svg:y="2.617cm" svg:width="23.525cm" svg:height="11.021cm"/>
          <chart:axis chart:dimension="x" chart:name="primary-x" chart:style-name="ch5" chartooo:axis-type="text">
            <chart:title svg:x="10.413cm" svg:y="14.116cm" chart:style-name="ch6">
              <text:p>Nombre de tâches</text:p>
            </chart:title>
            <chart:categories table:cell-range-address="Feuille1.B3:Feuille1.F3"/>
          </chart:axis>
          <chart:axis chart:dimension="y" chart:name="primary-y" chart:style-name="ch7">
            <chart:title svg:x="0cm" svg:y="11.185cm" chart:style-name="ch8">
              <text:p>Ratio d'approximation</text:p>
            </chart:title>
            <chart:grid chart:style-name="ch9" chart:class="major"/>
          </chart:axis>
          <chart:series chart:style-name="ch10" chart:values-cell-range-address="Feuille1.B4:Feuille1.F4" chart:label-cell-address="Feuille1.A4:Feuille1.A4" chart:class="chart:bar">
            <chart:data-point chart:repeated="5"/>
          </chart:series>
          <chart:series chart:style-name="ch11" chart:values-cell-range-address="Feuille1.B5:Feuille1.F5" chart:label-cell-address="Feuille1.A5:Feuille1.A5" chart:class="chart:bar">
            <chart:data-point chart:repeated="5"/>
          </chart:series>
          <chart:series chart:style-name="ch12" chart:values-cell-range-address="Feuille1.B6:Feuille1.F6" chart:label-cell-address="Feuille1.A6:Feuille1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Feuille1.B3:Feuille1.F3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4:Feuille1.A4</svg:desc>
                </draw:g>
              </table:table-cell>
              <table:table-cell office:value-type="float" office:value="1.64792">
                <text:p>1.64792</text:p>
                <draw:g>
                  <svg:desc>Feuille1.B4:Feuille1.F4</svg:desc>
                </draw:g>
              </table:table-cell>
              <table:table-cell office:value-type="float" office:value="1.32035">
                <text:p>1.32035</text:p>
              </table:table-cell>
              <table:table-cell office:value-type="float" office:value="1.2144">
                <text:p>1.2144</text:p>
              </table:table-cell>
              <table:table-cell office:value-type="float" office:value="1.16037">
                <text:p>1.16037</text:p>
              </table:table-cell>
              <table:table-cell office:value-type="float" office:value="1.01279">
                <text:p>1.01279</text:p>
              </table:table-cell>
            </table:table-row>
            <table:table-row>
              <table:table-cell office:value-type="string">
                <text:p>LPT</text:p>
                <draw:g>
                  <svg:desc>Feuille1.A5:Feuille1.A5</svg:desc>
                </draw:g>
              </table:table-cell>
              <table:table-cell office:value-type="float" office:value="1.01323">
                <text:p>1.01323</text:p>
                <draw:g>
                  <svg:desc>Feuille1.B5:Feuille1.F5</svg:desc>
                </draw:g>
              </table:table-cell>
              <table:table-cell office:value-type="float" office:value="1.00548">
                <text:p>1.00548</text:p>
              </table:table-cell>
              <table:table-cell office:value-type="float" office:value="1.00328">
                <text:p>1.00328</text:p>
              </table:table-cell>
              <table:table-cell office:value-type="float" office:value="1.00151">
                <text:p>1.00151</text:p>
              </table:table-cell>
              <table:table-cell office:value-type="float" office:value="1.00003">
                <text:p>1.00003</text:p>
              </table:table-cell>
            </table:table-row>
            <table:table-row>
              <table:table-cell office:value-type="string">
                <text:p>MyAlgo</text:p>
                <draw:g>
                  <svg:desc>Feuille1.A6:Feuille1.A6</svg:desc>
                </draw:g>
              </table:table-cell>
              <table:table-cell office:value-type="float" office:value="1.01394">
                <text:p>1.01394</text:p>
                <draw:g>
                  <svg:desc>Feuille1.B6:Feuille1.F6</svg:desc>
                </draw:g>
              </table:table-cell>
              <table:table-cell office:value-type="float" office:value="1.00586">
                <text:p>1.00586</text:p>
              </table:table-cell>
              <table:table-cell office:value-type="float" office:value="1.00309">
                <text:p>1.00309</text:p>
              </table:table-cell>
              <table:table-cell office:value-type="float" office:value="1.00201">
                <text:p>1.00201</text:p>
              </table:table-cell>
              <table:table-cell office:value-type="float" office:value="1.00004">
                <text:p>1.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3.767cm" svg:y="0.071cm" chart:style-name="ch2">
          <text:p>Ratio d'approximation des algorithmes pour 1000 machines, min = 2, 
max = 500 et sur 20 instances en fonction du nombre de tâches</text:p>
        </chart:title>
        <chart:legend chart:legend-position="bottom" svg:x="11.005cm" svg:y="16.121cm" style:legend-expansion="wide" chart:style-name="ch3"/>
        <chart:plot-area chart:style-name="ch4" table:cell-range-address="Feuille1.A10:Feuille1.F13" chart:data-source-has-labels="both" svg:x="0.891cm" svg:y="2.429cm" svg:width="24.153cm" svg:height="11.825cm">
          <chartooo:coordinate-region svg:x="1.521cm" svg:y="2.615cm" svg:width="23.523cm" svg:height="11.019cm"/>
          <chart:axis chart:dimension="x" chart:name="primary-x" chart:style-name="ch5" chartooo:axis-type="text">
            <chart:title svg:x="10.378cm" svg:y="14.152cm" chart:style-name="ch2">
              <text:p>Nombre de tâches</text:p>
            </chart:title>
            <chart:categories table:cell-range-address="Feuille1.B10:Feuille1.F10"/>
          </chart:axis>
          <chart:axis chart:dimension="y" chart:name="primary-y" chart:style-name="ch6">
            <chart:title svg:x="0cm" svg:y="11.182cm" chart:style-name="ch7">
              <text:p>Ratio d'approximation</text:p>
            </chart:title>
            <chart:grid chart:style-name="ch8" chart:class="major"/>
          </chart:axis>
          <chart:series chart:style-name="ch9" chart:values-cell-range-address="Feuille1.B11:Feuille1.F11" chart:label-cell-address="Feuille1.A11:Feuille1.A11" chart:class="chart:bar">
            <chart:data-point chart:repeated="5"/>
          </chart:series>
          <chart:series chart:style-name="ch10" chart:values-cell-range-address="Feuille1.B12:Feuille1.F12" chart:label-cell-address="Feuille1.A12:Feuille1.A12" chart:class="chart:bar">
            <chart:data-point chart:repeated="5"/>
          </chart:series>
          <chart:series chart:style-name="ch11" chart:values-cell-range-address="Feuille1.B13:Feuille1.F13" chart:label-cell-address="Feuille1.A13:Feuille1.A1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Feuille1.B10:Feuille1.F10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11:Feuille1.A11</svg:desc>
                </draw:g>
              </table:table-cell>
              <table:table-cell office:value-type="float" office:value="1.6561">
                <text:p>1.6561</text:p>
                <draw:g>
                  <svg:desc>Feuille1.B11:Feuille1.F11</svg:desc>
                </draw:g>
              </table:table-cell>
              <table:table-cell office:value-type="float" office:value="1.31997">
                <text:p>1.31997</text:p>
              </table:table-cell>
              <table:table-cell office:value-type="float" office:value="1.21177">
                <text:p>1.21177</text:p>
              </table:table-cell>
              <table:table-cell office:value-type="float" office:value="1.16022">
                <text:p>1.16022</text:p>
              </table:table-cell>
              <table:table-cell office:value-type="float" office:value="1.12661">
                <text:p>1.12661</text:p>
              </table:table-cell>
            </table:table-row>
            <table:table-row>
              <table:table-cell office:value-type="string">
                <text:p>LPT</text:p>
                <draw:g>
                  <svg:desc>Feuille1.A12:Feuille1.A12</svg:desc>
                </draw:g>
              </table:table-cell>
              <table:table-cell office:value-type="float" office:value="1.01475">
                <text:p>1.01475</text:p>
                <draw:g>
                  <svg:desc>Feuille1.B12:Feuille1.F12</svg:desc>
                </draw:g>
              </table:table-cell>
              <table:table-cell office:value-type="float" office:value="1.006">
                <text:p>1.006</text:p>
              </table:table-cell>
              <table:table-cell office:value-type="float" office:value="1.00378">
                <text:p>1.00378</text:p>
              </table:table-cell>
              <table:table-cell office:value-type="float" office:value="1.00226">
                <text:p>1.00226</text:p>
              </table:table-cell>
              <table:table-cell office:value-type="float" office:value="1.00169">
                <text:p>1.00169</text:p>
              </table:table-cell>
            </table:table-row>
            <table:table-row>
              <table:table-cell office:value-type="string">
                <text:p>MyAlgo</text:p>
                <draw:g>
                  <svg:desc>Feuille1.A13:Feuille1.A13</svg:desc>
                </draw:g>
              </table:table-cell>
              <table:table-cell office:value-type="float" office:value="1.01545">
                <text:p>1.01545</text:p>
                <draw:g>
                  <svg:desc>Feuille1.B13:Feuille1.F13</svg:desc>
                </draw:g>
              </table:table-cell>
              <table:table-cell office:value-type="float" office:value="1.00599">
                <text:p>1.00599</text:p>
              </table:table-cell>
              <table:table-cell office:value-type="float" office:value="1.00395">
                <text:p>1.00395</text:p>
              </table:table-cell>
              <table:table-cell office:value-type="float" office:value="1.00291">
                <text:p>1.00291</text:p>
              </table:table-cell>
              <table:table-cell office:value-type="float" office:value="1.00217">
                <text:p>1.00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paragraph-properties style:writing-mode="lr-tb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2.249cm" svg:y="0.472cm" chart:style-name="ch2">
          <text:p>Ratio d'approximation des algorithmes pour 1000 machines, 1500 tâches, min = 2, 
max = 5*10^6 et sur 20 instances</text:p>
        </chart:title>
        <chart:plot-area chart:style-name="ch3" table:cell-range-address="Feuille1.A17:Feuille1.B20" chart:data-source-has-labels="both" svg:x="0.657cm" svg:y="2.431cm" svg:width="24.316cm" svg:height="11.827cm">
          <chartooo:coordinate-region svg:x="1.499cm" svg:y="2.617cm" svg:width="23.474cm" svg:height="11.021cm"/>
          <chart:axis chart:dimension="x" chart:name="primary-x" chart:style-name="ch4" chartooo:axis-type="text">
            <chart:title svg:x="11.857cm" svg:y="14.156cm" chart:style-name="ch5">
              <text:p>Algorithmes</text:p>
            </chart:title>
            <chart:categories table:cell-range-address="Feuille1.A18:Feuille1.A20"/>
          </chart:axis>
          <chart:axis chart:dimension="y" chart:name="primary-y" chart:style-name="ch6">
            <chart:title svg:x="0.001cm" svg:y="10.287cm" chart:style-name="ch7">
              <text:p>Ratio d'approximation</text:p>
            </chart:title>
            <chart:grid chart:style-name="ch8" chart:class="major"/>
          </chart:axis>
          <chart:series chart:style-name="ch9" chart:values-cell-range-address="Feuille1.B18:Feuille1.B20" chart:label-cell-address="Feuille1.B17:Feuille1.B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7:Feuille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18:Feuille1.A20</svg:desc>
                </draw:g>
              </table:table-cell>
              <table:table-cell office:value-type="float" office:value="1.37603">
                <text:p>1.37603</text:p>
                <draw:g>
                  <svg:desc>Feuille1.B18:Feuille1.B20</svg:desc>
                </draw:g>
              </table:table-cell>
            </table:table-row>
            <table:table-row>
              <table:table-cell office:value-type="string">
                <text:p>L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Algo</text:p>
              </table:table-cell>
              <table:table-cell office:value-type="float" office:value="1.02087">
                <text:p>1.02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3.768cm" svg:y="0.071cm" chart:style-name="ch2">
          <text:p>Ratio d'approximation des algorithmes pour 1000 machines, 1500 tâches, min = 2, 
max = 500 et sur 20 instances</text:p>
        </chart:title>
        <chart:plot-area chart:style-name="ch3" table:cell-range-address="Feuille1.A25:Feuille1.B27" chart:data-source-has-labels="column" svg:x="0.938cm" svg:y="2.431cm" svg:width="24.315cm" svg:height="11.826cm">
          <chartooo:coordinate-region svg:x="1.78cm" svg:y="2.617cm" svg:width="23.473cm" svg:height="11.02cm"/>
          <chart:axis chart:dimension="x" chart:name="primary-x" chart:style-name="ch4" chartooo:axis-type="text">
            <chart:title svg:x="11.468cm" svg:y="14.265cm" chart:style-name="ch2">
              <text:p>Algorithme</text:p>
            </chart:title>
            <chart:categories table:cell-range-address="Feuille1.A25:Feuille1.A27"/>
          </chart:axis>
          <chart:axis chart:dimension="y" chart:name="primary-y" chart:style-name="ch5">
            <chart:title svg:x="0cm" svg:y="11.185cm" chart:style-name="ch6">
              <text:p>Ratio d'approximation</text:p>
            </chart:title>
            <chart:grid chart:style-name="ch7" chart:class="major"/>
          </chart:axis>
          <chart:series chart:style-name="ch8" chart:values-cell-range-address="Feuille1.B25:Feuille1.B2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25:Feuille1.A27</svg:desc>
                </draw:g>
              </table:table-cell>
              <table:table-cell office:value-type="float" office:value="1.37354">
                <text:p>1.37354</text:p>
                <draw:g>
                  <svg:desc>Feuille1.B25:Feuille1.B27</svg:desc>
                </draw:g>
              </table:table-cell>
            </table:table-row>
            <table:table-row>
              <table:table-cell office:value-type="string">
                <text:p>L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Algo</text:p>
              </table:table-cell>
              <table:table-cell office:value-type="float" office:value="1.021">
                <text:p>1.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2.364cm" svg:y="0.01cm" chart:style-name="ch2">
          <text:p>Ratio d'approximation des algorithmes pour 3 machines, 16 tâches, min = 2, 
max = 50 et sur 20 instances</text:p>
        </chart:title>
        <chart:plot-area chart:style-name="ch3" table:cell-range-address="Feuille1.A32:Feuille1.B34" chart:data-source-has-labels="column" svg:x="1.043cm" svg:y="2.467cm" svg:width="24.314cm" svg:height="11.825cm">
          <chartooo:coordinate-region svg:x="1.885cm" svg:y="2.653cm" svg:width="23.472cm" svg:height="11.019cm"/>
          <chart:axis chart:dimension="x" chart:name="primary-x" chart:style-name="ch4" chartooo:axis-type="text">
            <chart:title svg:x="11.325cm" svg:y="14.152cm" chart:style-name="ch2">
              <text:p>Algorithmes</text:p>
            </chart:title>
            <chart:categories table:cell-range-address="Feuille1.A32:Feuille1.A34"/>
          </chart:axis>
          <chart:axis chart:dimension="y" chart:name="primary-y" chart:style-name="ch5">
            <chart:title svg:x="0cm" svg:y="11.22cm" chart:style-name="ch6">
              <text:p>Ratio d'approximation</text:p>
            </chart:title>
            <chart:grid chart:style-name="ch7" chart:class="major"/>
          </chart:axis>
          <chart:series chart:style-name="ch8" chart:values-cell-range-address="Feuille1.B32:Feuille1.B3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32:Feuille1.A34</svg:desc>
                </draw:g>
              </table:table-cell>
              <table:table-cell office:value-type="float" office:value="1.08957">
                <text:p>1.08957</text:p>
                <draw:g>
                  <svg:desc>Feuille1.B32:Feuille1.B34</svg:desc>
                </draw:g>
              </table:table-cell>
            </table:table-row>
            <table:table-row>
              <table:table-cell office:value-type="string">
                <text:p>LPT</text:p>
              </table:table-cell>
              <table:table-cell office:value-type="float" office:value="1.01743">
                <text:p>1.01743</text:p>
              </table:table-cell>
            </table:table-row>
            <table:table-row>
              <table:table-cell office:value-type="string">
                <text:p>MyAlgo</text:p>
              </table:table-cell>
              <table:table-cell office:value-type="float" office:value="1.12946">
                <text:p>1.129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